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88696" calcext:value-type="float">
            <text:p>51.2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496" calcext:value-type="float">
            <text:p>51.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1536" calcext:value-type="float">
            <text:p>51.1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4208" calcext:value-type="float">
            <text:p>51.1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688" calcext:value-type="float">
            <text:p>51.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3936" calcext:value-type="float">
            <text:p>51.3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6816" calcext:value-type="float">
            <text:p>51.4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6172" calcext:value-type="float">
            <text:p>51.8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1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0824" calcext:value-type="float">
            <text:p>51.5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1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3224" calcext:value-type="float">
            <text:p>51.7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8192" calcext:value-type="float">
            <text:p>51.8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1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8608" calcext:value-type="float">
            <text:p>52.1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1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0176" calcext:value-type="float">
            <text:p>51.7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1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0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5064" calcext:value-type="float">
            <text:p>51.1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1704" calcext:value-type="float">
            <text:p>50.9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252" calcext:value-type="float">
            <text:p>50.6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9472" calcext:value-type="float">
            <text:p>50.6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2832" calcext:value-type="float">
            <text:p>50.8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7592" calcext:value-type="float">
            <text:p>50.8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0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6904" calcext:value-type="float">
            <text:p>50.6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0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7552" calcext:value-type="float">
            <text:p>50.5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0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0704" calcext:value-type="float">
            <text:p>50.5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0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8992" calcext:value-type="float">
            <text:p>50.6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9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8848" calcext:value-type="float">
            <text:p>50.2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9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8056" calcext:value-type="float">
            <text:p>49.9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0104" calcext:value-type="float">
            <text:p>49.6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9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8184" calcext:value-type="float">
            <text:p>49.4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9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7056" calcext:value-type="float">
            <text:p>49.5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9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092" calcext:value-type="float">
            <text:p>49.2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9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0376" calcext:value-type="float">
            <text:p>49.4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9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4552" calcext:value-type="float">
            <text:p>49.3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8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1504" calcext:value-type="float">
            <text:p>49.3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88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1048" calcext:value-type="float">
            <text:p>48.7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8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8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1152" calcext:value-type="float">
            <text:p>48.8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8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2656" calcext:value-type="float">
            <text:p>48.6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8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5496" calcext:value-type="float">
            <text:p>48.5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8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364" calcext:value-type="float">
            <text:p>48.1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6544" calcext:value-type="float">
            <text:p>47.7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8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5376" calcext:value-type="float">
            <text:p>47.5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3936" calcext:value-type="float">
            <text:p>47.4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7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3936" calcext:value-type="float">
            <text:p>47.4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7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252" calcext:value-type="float">
            <text:p>46.8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7928" calcext:value-type="float">
            <text:p>46.6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7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2992" calcext:value-type="float">
            <text:p>44.5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7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972" calcext:value-type="float">
            <text:p>43.4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7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7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7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6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6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6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6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2688" calcext:value-type="float">
            <text:p>35.2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6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6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6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6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6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5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5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5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5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5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909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5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62" meta:object-count="0"/>
    <meta:user-defined meta:name="AppVersion">3.0</meta:user-defined>
  </office:meta>
</office:document-meta>
</file>